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officeooo:rsid="00073140" officeooo:paragraph-rsid="00073140"/>
    </style:style>
    <style:style style:name="P2" style:family="paragraph" style:parent-style-name="Preformatted_20_Text">
      <style:text-properties fo:language="en" fo:country="US" officeooo:rsid="00073140" officeooo:paragraph-rsid="0009a184"/>
    </style:style>
    <style:style style:name="P3" style:family="paragraph" style:parent-style-name="Preformatted_20_Text">
      <style:text-properties fo:language="en" fo:country="US" officeooo:rsid="000ab73b" officeooo:paragraph-rsid="000ab73b"/>
    </style:style>
    <style:style style:name="P4" style:family="paragraph" style:parent-style-name="Standard">
      <style:text-properties fo:language="en" fo:country="US" officeooo:rsid="00073140" officeooo:paragraph-rsid="00073140"/>
    </style:style>
    <style:style style:name="P5" style:family="paragraph" style:parent-style-name="Standard">
      <style:text-properties fo:language="en" fo:country="US" officeooo:rsid="0009a184" officeooo:paragraph-rsid="0009a184"/>
    </style:style>
    <style:style style:name="P6" style:family="paragraph" style:parent-style-name="Standard">
      <style:text-properties fo:language="en" fo:country="US" officeooo:rsid="000a6b72" officeooo:paragraph-rsid="000a6b72"/>
    </style:style>
    <style:style style:name="P7" style:family="paragraph" style:parent-style-name="Standard">
      <style:paragraph-properties fo:break-before="page"/>
      <style:text-properties fo:language="en" fo:country="US" officeooo:rsid="000a6b72" officeooo:paragraph-rsid="000a6b72"/>
    </style:style>
    <style:style style:name="P8" style:family="paragraph" style:parent-style-name="Standard">
      <style:text-properties fo:language="en" fo:country="US" officeooo:rsid="000ab73b" officeooo:paragraph-rsid="000ab73b"/>
    </style:style>
    <style:style style:name="P9" style:family="paragraph" style:parent-style-name="Standard">
      <style:paragraph-properties fo:margin-left="1.251cm" fo:text-indent="0cm" style:auto-text-indent="false"/>
      <style:text-properties fo:language="en" fo:country="US" officeooo:rsid="000ab73b" officeooo:paragraph-rsid="000ab73b"/>
    </style:style>
    <style:style style:name="P10" style:family="paragraph" style:parent-style-name="Standard">
      <style:paragraph-properties fo:break-before="page"/>
      <style:text-properties fo:language="en" fo:country="US" officeooo:rsid="000ab73b" officeooo:paragraph-rsid="000ab73b"/>
    </style:style>
    <style:style style:name="P11" style:family="paragraph" style:parent-style-name="Standard">
      <style:paragraph-properties fo:margin-left="0cm" fo:text-indent="0cm" style:auto-text-indent="false"/>
      <style:text-properties fo:language="en" fo:country="US" style:text-underline-style="none" officeooo:rsid="000ab73b" officeooo:paragraph-rsid="000ab73b"/>
    </style:style>
    <style:style style:name="P12" style:family="paragraph" style:parent-style-name="Standard">
      <style:paragraph-properties fo:margin-left="1.251cm" fo:text-indent="0cm" style:auto-text-indent="false"/>
      <style:text-properties fo:language="en" fo:country="US" style:text-underline-style="none" officeooo:rsid="000ab73b" officeooo:paragraph-rsid="000ab73b"/>
    </style:style>
    <style:style style:name="P13" style:family="paragraph" style:parent-style-name="Standard">
      <style:paragraph-properties fo:margin-left="0cm" fo:text-indent="0cm" style:auto-text-indent="false"/>
      <style:text-properties fo:language="en" fo:country="US" style:text-underline-style="none" officeooo:rsid="000cb8f3" officeooo:paragraph-rsid="000cb8f3"/>
    </style:style>
    <style:style style:name="P14" style:family="paragraph" style:parent-style-name="Standard">
      <style:text-properties style:font-name="Calibri" fo:language="en" fo:country="US" officeooo:rsid="000897c5" officeooo:paragraph-rsid="000897c5"/>
    </style:style>
    <style:style style:name="P15" style:family="paragraph" style:parent-style-name="Standard">
      <style:text-properties style:font-name="Calibri" fo:language="en" fo:country="US" officeooo:rsid="00073140" officeooo:paragraph-rsid="00073140"/>
    </style:style>
    <style:style style:name="P16" style:family="paragraph" style:parent-style-name="Standard">
      <style:text-properties style:font-name="Calibri" fo:language="en" fo:country="US" officeooo:rsid="0009a184" officeooo:paragraph-rsid="0009a184"/>
    </style:style>
    <style:style style:name="P17" style:family="paragraph" style:parent-style-name="Standard">
      <style:paragraph-properties fo:margin-left="0cm" fo:text-indent="0cm" style:auto-text-indent="false"/>
      <style:text-properties style:text-line-through-style="solid" style:text-line-through-type="single" fo:language="en" fo:country="US" style:text-underline-style="none" officeooo:rsid="000cb8f3" officeooo:paragraph-rsid="000cb8f3"/>
    </style:style>
    <style:style style:name="P18" style:family="paragraph" style:parent-style-name="Standard">
      <style:paragraph-properties fo:margin-left="0cm" fo:text-indent="0cm" style:auto-text-indent="false"/>
      <style:text-properties style:text-line-through-style="none" style:text-line-through-type="none" fo:language="en" fo:country="US" style:text-underline-style="none" officeooo:rsid="000cb8f3" officeooo:paragraph-rsid="000cb8f3"/>
    </style:style>
    <style:style style:name="P19" style:family="paragraph" style:parent-style-name="Standard">
      <style:paragraph-properties fo:margin-left="0cm" fo:text-indent="0cm" style:auto-text-indent="false"/>
      <style:text-properties style:text-line-through-style="none" style:text-line-through-type="none" fo:language="en" fo:country="US" style:text-underline-style="none" officeooo:rsid="000d6e75" officeooo:paragraph-rsid="000d6e75"/>
    </style:style>
    <style:style style:name="T1" style:family="text">
      <style:text-properties officeooo:rsid="000897c5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0897c5"/>
    </style:style>
    <style:style style:name="T4" style:family="text">
      <style:text-properties style:font-name="Calibri" officeooo:rsid="0009a184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weight="normal" style:font-weight-asian="normal" style:font-weight-complex="normal"/>
    </style:style>
    <style:style style:name="T7" style:family="text">
      <style:text-properties style:font-name="Calibri" fo:font-weight="normal" officeooo:rsid="000bd2ce" style:font-weight-asian="normal" style:font-weight-complex="normal"/>
    </style:style>
    <style:style style:name="T8" style:family="text">
      <style:text-properties style:font-name="Calibri" style:text-underline-style="solid" style:text-underline-width="auto" style:text-underline-color="font-color"/>
    </style:style>
    <style:style style:name="T9" style:family="text">
      <style:text-properties style:font-name="Calibri" style:text-underline-style="solid" style:text-underline-width="auto" style:text-underline-color="font-color" officeooo:rsid="000d6e75"/>
    </style:style>
    <style:style style:name="T10" style:family="text">
      <style:text-properties style:font-name="Calibri" officeooo:rsid="000d6e75"/>
    </style:style>
    <style:style style:name="T11" style:family="text">
      <style:text-properties style:font-name="Calibri" officeooo:rsid="000debac"/>
    </style:style>
    <style:style style:name="T12" style:family="text">
      <style:text-properties style:font-name="Calibri" officeooo:rsid="000dfcf4"/>
    </style:style>
    <style:style style:name="T13" style:family="text">
      <style:text-properties officeooo:rsid="0009a184"/>
    </style:style>
    <style:style style:name="T14" style:family="text">
      <style:text-properties style:text-line-through-style="solid" style:text-line-through-type="single" style:font-name="Calibri" officeooo:rsid="000897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Holy bibble = https://github.com/coppolaemilio/gamemaker-godot-dictionary</text:p>
      <text:p text:style-name="P15"/>
      <text:p text:style-name="P15">22/06/24</text:p>
      <text:p text:style-name="P15"/>
      <text:p text:style-name="P15"/>
      <text:p text:style-name="P15">Title Screen (Title, options, save, slots, “play as X11JAM9”)</text:p>
      <text:p text:style-name="P15"/>
      <text:p text:style-name="P15">Discover how the text box works – Ongoing</text:p>
      <text:p text:style-name="P15">Discover how the text box borders works – Ongoing</text:p>
      <text:p text:style-name="P15"/>
      <text:p text:style-name="P15">Discover how the music works – Ongoing</text:p>
      <text:p text:style-name="P15"/>
      <text:p text:style-name="P16">Man, I kinda hate GMS... Purging the docs from the internet for no reason.</text:p>
      <text:p text:style-name="P16">https://web.archive.org/web/20200426192154/http://docs2.yoyogames.com/source/_build/2_interface/1_editors/events/index.html</text:p>
      <text:p text:style-name="P15"/>
      <text:p text:style-name="P4"><text:span text:style-name="Strong_20_Emphasis"><text:span text:style-name="T2">Create Event</text:span></text:span><text:span text:style-name="T2"> &gt; </text:span><text:span text:style-name="T14">_ready()</text:span><text:span text:style-name="T3"> </text:span><text:span text:style-name="T4">_init()</text:span></text:p>
      <text:p text:style-name="P5"><text:span text:style-name="T3">R</text:span><text:span text:style-name="T2">oom Start &gt; _ready() or _enter_tree()</text:span></text:p>
      <text:p text:style-name="P5"><text:span text:style-name="T2">Room End &gt; _exit_tree()</text:span></text:p>
      <text:p text:style-name="P1"><text:span text:style-name="Strong_20_Emphasis"><text:span text:style-name="Source_20_Text"><text:span text:style-name="T1">Begin Step</text:span></text:span></text:span><text:span text:style-name="Strong_20_Emphasis"><text:span text:style-name="T3"> &gt; ????</text:span></text:span></text:p>
      <text:p text:style-name="P4"><text:span text:style-name="Strong_20_Emphasis"><text:span text:style-name="T3">Step Event</text:span></text:span><text:span text:style-name="T3"> <text:s/>&gt; </text:span><text:span text:style-name="T4">_process()</text:span></text:p>
      <text:p text:style-name="P2"><text:span text:style-name="Source_20_Text"><text:span text:style-name="T13">End</text:span></text:span><text:span text:style-name="Source_20_Text"><text:span text:style-name="T1"> Step</text:span></text:span><text:span text:style-name="Strong_20_Emphasis"><text:span text:style-name="T3"> &gt; ????</text:span></text:span></text:p>
      <text:p text:style-name="P4"><text:span text:style-name="T4"/></text:p>
      <text:p text:style-name="P4"><text:span text:style-name="T4">https://github.com/coppolaemilio/gamemaker-godot-dictionary?tab=readme-ov-file#maps</text:span></text:p>
      <text:p text:style-name="P3"><text:span text:style-name="T4">ds_map_create() &gt; </text:span><text:span text:style-name="T12">Dictionary</text:span></text:p>
      <text:p text:style-name="P8"><text:span text:style-name="T4"/></text:p>
      <text:p text:style-name="P10"><text:span text:style-name="T4">#</text:span><text:span text:style-name="T2">### Important Scripts</text:span></text:p>
      <text:p text:style-name="P8"><text:span text:style-name="T2">scr_game_init</text:span><text:span text:style-name="T11">():</text:span></text:p>
      <text:p text:style-name="P8"><text:span text:style-name="T11"><text:tab/>very important. Init everything and is persistent.</text:span></text:p>
      <text:p text:style-name="P8"><text:span text:style-name="T2">Sound():</text:span></text:p>
      <text:p text:style-name="P9"><text:span text:style-name="T2">Handles a lot of arguments</text:span></text:p>
      <text:p text:style-name="P9"><text:span text:style-name="T2">“step” <text:s/>- Clear sound history ( Not sure how to use it )</text:span></text:p>
      <text:p text:style-name="P9"><text:span text:style-name="T2">"play" - Sound("play", 1 = soundID, 2 = priority, 3 = loops)</text:span></text:p>
      <text:p text:style-name="P9"><text:span text:style-name="T2">“at” - Sound("at", 1 = soundID, 2 = x, 3 = y, 4 = z, 5 = fallDist, 6 = fallMax, 7 = fallFactor, 8 = loops, 9 = priority)</text:span></text:p>
      <text:p text:style-name="P9"><text:span text:style-name="T2">“on” - Sound("on", 1 = emitterID, 2 = soundID, 3 = loops, 4 = priority)</text:span></text:p>
      <text:p text:style-name="P9"><text:span text:style-name="T2">“check” - Check if this sound has been played too recently. Sound("check", 1 = soundID, 2 = x, 3 = y)</text:span></text:p>
      <text:p text:style-name="P9"><text:span text:style-name="T2">“init” – </text:span><text:span text:style-name="T8">not sure yet.</text:span></text:p>
      <text:p text:style-name="P11"><text:span text:style-name="T2">Music():</text:span></text:p>
      <text:p text:style-name="P12"><text:span text:style-name="T2">“get” - Called on room load. Specify the music of every room below.</text:span></text:p>
      <text:p text:style-name="P12"><text:span text:style-name="T2">"queue" – not sure, looks like it queues some music after the rooms music.</text:span></text:p>
      <text:p text:style-name="P12"><text:span text:style-name="T2">“init” – reset current music being played</text:span></text:p>
      <text:p text:style-name="P12"><text:span text:style-name="T2">“step” – looks like its an unused command</text:span></text:p>
      <text:p text:style-name="P13"><text:span text:style-name="T2">Settings():</text:span></text:p>
      <text:p text:style-name="P13"><text:span text:style-name="T2"><text:tab/>Sets a lot of global variables.</text:span></text:p>
      <text:p text:style-name="P17"><text:span text:style-name="T2"><text:tab/>Variables migrated to Godot! Not sure how to use them yet.</text:span></text:p>
      <text:p text:style-name="P17"><text:span text:style-name="T2"><text:tab/>res://autoloads/global.gd</text:span></text:p>
      <text:p text:style-name="P18"><text:span text:style-name="T2"><text:tab/>Its now an Autoload. Loads of thins sets global vars. Its easy if I just create different autoloads.</text:span></text:p>
      <text:p text:style-name="P18"><text:span text:style-name="T2"><text:tab/>res://autoloads/settings.gd</text:span></text:p>
      <text:p text:style-name="P18"><text:span text:style-name="T2">Balance():</text:span></text:p>
      <text:p text:style-name="P18"><text:span text:style-name="T2"><text:tab/>Looks like something related to Zaubers. Not sure how to translate this.</text:span></text:p>
      <text:p text:style-name="P19"><text:span text:style-name="T2">Paused():</text:span></text:p>
      <text:p text:style-name="P19"><text:span text:style-name="T2"><text:tab/>looks like it handles the pause function.</text:span></text:p>
      <text:p text:style-name="P19"><text:span text:style-name="T2"><text:tab/>0 gets the pause state.</text:span></text:p>
      <text:p text:style-name="P19"><text:span text:style-name="T2"><text:tab/>Anything else sets te pause state to “something”.</text:span></text:p>
      <text:p text:style-name="P4"><text:span text:style-name="T4">scr_deltatime_init</text:span><text:span text:style-name="T10">():</text:span></text:p>
      <text:p text:style-name="P4"><text:span text:style-name="T10">scr_deltatime_update():</text:span></text:p>
      <text:p text:style-name="P4"><text:span text:style-name="T10"><text:tab/>Stuff related to Delta time. I think I can ignore this, Godot does this by default.</text:span></text:p>
      <text:p text:style-name="P4"><text:span text:style-name="T10">audio_bgm_init():</text:span></text:p>
      <text:p text:style-name="P4"><text:span text:style-name="T10"><text:tab/>Resets stuf related to BGM.</text:span></text:p>
      <text:p text:style-name="P4"><text:span text:style-name="T10"><text:tab/></text:span><text:span text:style-name="T9">Need to find a way to translate:</text:span><text:span text:style-name="T10"> global.bgm_emitter = audio_emitter_create();</text:span></text:p>
      <text:p text:style-name="P4"><text:span text:style-name="T10">Config():</text:span></text:p>
      <text:p text:style-name="P4"><text:span text:style-name="T10"><text:tab/>Stuff related to configurations (Different from settings). Handles loading and saving config. I don’t think it handles the player saved data.</text:span></text:p>
      <text:p text:style-name="P4"><text:span text:style-name="T10">scr_sound_init</text:span><text:span text:style-name="T12">():</text:span></text:p>
      <text:p text:style-name="P4"><text:span text:style-name="T12"><text:tab/></text:span></text:p>
      <text:p text:style-name="P7"><text:span text:style-name="T4">G</text:span><text:span text:style-name="T2">MS – Game start with room </text:span><text:span text:style-name="T5">r_scale. </text:span><text:span text:style-name="T6">Object </text:span><text:span text:style-name="T5">o_world (persistent) </text:span><text:span text:style-name="T6">does a lot of things, mostly something related to grids?.</text:span></text:p>
      <text:p text:style-name="P6"><text:span text:style-name="T6"/></text:p>
      <text:p text:style-name="P6"><text:span text:style-name="T6">o_world calls the script </text:span><text:span text:style-name="T5">scr_game_init</text:span><text:span text:style-name="T6">. This script does a lot of stuff:</text:span></text:p>
      <text:p text:style-name="P6"><text:span text:style-name="T6"/></text:p>
      <text:p text:style-name="P6"><text:span text:style-name="T6"># Update the function for each script</text:span></text:p>
      <text:p text:style-name="P6"><text:span text:style-name="T6">randomize(); - </text:span><text:a xlink:type="simple" xlink:href="https://manual.gamemaker.io/lts/en/GameMaker_Language/GML_Reference/Maths_And_Numbers/Number_Functions/randomise.htm" text:style-name="Internet_20_link" text:visited-style-name="Visited_20_Internet_20_Link"><text:span text:style-name="T7">GMS internal function.</text:span></text:a></text:p>
      <text:p text:style-name="P6"><text:span text:style-name="T6">Settings(); - </text:span><text:span text:style-name="T7">Sets a lot of global variables</text:span></text:p>
      <text:p text:style-name="P6"><text:span text:style-name="T6">Balance(); - ????</text:span></text:p>
      <text:p text:style-name="P6"><text:span text:style-name="T6">Sound("init"); - ????</text:span></text:p>
      <text:p text:style-name="P6"><text:span text:style-name="T6">paused(0); - ????</text:span></text:p>
      <text:p text:style-name="P6"><text:span text:style-name="T6">scr_deltatime_init(); - ????</text:span></text:p>
      <text:p text:style-name="P6"><text:span text:style-name="T6">scr_deltatime_update(); - ????</text:span></text:p>
      <text:p text:style-name="P6"><text:span text:style-name="T6">audio_bgm_init(); - ????</text:span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4:46:30.981000000</meta:creation-date>
    <dc:date>2024-06-22T17:37:01.761000000</dc:date>
    <meta:editing-duration>PT28M18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65" meta:word-count="431" meta:character-count="2843" meta:non-whitespace-character-count="2451"/>
  </office:meta>
</office:document-meta>
</file>